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1132in" table:align="left"/>
    </style:style>
    <style:style style:name="Table1.A" style:family="table-column">
      <style:table-column-properties style:column-width="2.1174in"/>
    </style:style>
    <style:style style:name="Table1.B" style:family="table-column">
      <style:table-column-properties style:column-width="0.3757in"/>
    </style:style>
    <style:style style:name="Table1.C" style:family="table-column">
      <style:table-column-properties style:column-width="1.6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elow is a <text:span text:style-name="Strong_20_Emphasis">CPT-safe code-reasoning corpus design</text:span> plus a <text:span text:style-name="Strong_20_Emphasis">programmatic generator</text:span> you can use to produce <text:span text:style-name="Strong_20_Emphasis">5–10M tokens</text:span> of code-centric text <text:span text:style-name="Strong_20_Emphasis">without instruction or chat contamination</text:span>.</text:p>
      <text:p text:style-name="Text_20_body">This corpus is designed to <text:span text:style-name="Strong_20_Emphasis">preserve logical structure and algorithmic reasoning</text:span> while remaining compatible with <text:span text:style-name="Strong_20_Emphasis">continued pretraining (CLM)</text:span>.</text:p>
      <text:p text:style-name="Horizontal_20_Line"/>
      <text:h text:style-name="Heading_20_1" text:outline-level="1">? Design Goals (Very Important)</text:h>
      <text:p text:style-name="Text_20_body">✔ No Q&amp;A<text:line-break/>✔ No “explain”, “how to”, or directives<text:line-break/>✔ Declarative prose + code + comments<text:line-break/>✔ Code appears as <text:span text:style-name="Strong_20_Emphasis">documents</text:span>, not lessons<text:line-break/>✔ Encourages step-wise reasoning implicitly<text:line-break/>✔ Works across finance, systems, and general logic</text:p>
      <text:p text:style-name="Text_20_body">Think of it as <text:span text:style-name="Strong_20_Emphasis">technical documentation + implementation artifacts</text:span>, not tutorials.</text:p>
      <text:p text:style-name="Horizontal_20_Line"/>
      <text:h text:style-name="Heading_20_2" text:outline-level="2">1️⃣ What “Code-Reasoning” Means for CPT</text:h>
      <text:p text:style-name="Text_20_body">We are <text:span text:style-name="Strong_20_Emphasis">not teaching the model to answer coding questions</text:span>.</text:p>
      <text:p text:style-name="Text_20_body">We are reinforcing:</text:p>
      <text:list xml:id="list3695497553599976743" text:style-name="L1">
        <text:list-item>
          <text:p text:style-name="P1">Conditional logic</text:p>
        </text:list-item>
        <text:list-item>
          <text:p text:style-name="P1">State transitions</text:p>
        </text:list-item>
        <text:list-item>
          <text:p text:style-name="P1">Invariants</text:p>
        </text:list-item>
        <text:list-item>
          <text:p text:style-name="P1">Constraints</text:p>
        </text:list-item>
        <text:list-item>
          <text:p text:style-name="P1">Algorithmic flow</text:p>
        </text:list-item>
        <text:list-item>
          <text:p text:style-name="P1">Data transformations</text:p>
        </text:list-item>
      </text:list>
      <text:p text:style-name="Text_20_body">This directly helps:</text:p>
      <text:list xml:id="list5430015611441135727" text:style-name="L2">
        <text:list-item>
          <text:p text:style-name="P2">Regulatory reasoning</text:p>
        </text:list-item>
        <text:list-item>
          <text:p text:style-name="P2">Threshold logic</text:p>
        </text:list-item>
        <text:list-item>
          <text:p text:style-name="P2">Reporting validations</text:p>
        </text:list-item>
        <text:list-item>
          <text:p text:style-name="P2">Scenario analysis</text:p>
        </text:list-item>
      </text:list>
      <text:p text:style-name="Horizontal_20_Line"/>
      <text:h text:style-name="Heading_20_2" text:outline-level="2">2️⃣ Languages &amp; Content Mix (Recommended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%</text:p>
            </table:table-cell>
            <table:table-cell table:style-name="Table1.A1" office:value-type="string">
              <text:p text:style-name="Table_20_Heading">Why</text:p>
            </table:table-cell>
          </table:table-row>
        </table:table-header-rows>
        <table:table-row>
          <table:table-cell table:style-name="Table1.A1" office:value-type="string">
            <text:p text:style-name="Table_20_Contents">Python (algorithms, data)</text:p>
          </table:table-cell>
          <table:table-cell table:style-name="Table1.A1" office:value-type="string">
            <text:p text:style-name="Table_20_Contents">45%</text:p>
          </table:table-cell>
          <table:table-cell table:style-name="Table1.A1" office:value-type="string">
            <text:p text:style-name="Table_20_Contents">High reasoning density</text:p>
          </table:table-cell>
        </table:table-row>
        <text:soft-page-break/>
        <table:table-row>
          <table:table-cell table:style-name="Table1.A1" office:value-type="string">
            <text:p text:style-name="Table_20_Contents">SQL (constraints, aggregation)</text:p>
          </table:table-cell>
          <table:table-cell table:style-name="Table1.A1" office:value-type="string">
            <text:p text:style-name="Table_20_Contents">20%</text:p>
          </table:table-cell>
          <table:table-cell table:style-name="Table1.A1" office:value-type="string">
            <text:p text:style-name="Table_20_Contents">Declarative logic</text:p>
          </table:table-cell>
        </table:table-row>
        <table:table-row>
          <table:table-cell table:style-name="Table1.A1" office:value-type="string">
            <text:p text:style-name="Table_20_Contents">Pseudocode</text:p>
          </table:table-cell>
          <table:table-cell table:style-name="Table1.A1" office:value-type="string">
            <text:p text:style-name="Table_20_Contents">15%</text:p>
          </table:table-cell>
          <table:table-cell table:style-name="Table1.A1" office:value-type="string">
            <text:p text:style-name="Table_20_Contents">Abstract reasoning</text:p>
          </table:table-cell>
        </table:table-row>
        <table:table-row>
          <table:table-cell table:style-name="Table1.A1" office:value-type="string">
            <text:p text:style-name="Table_20_Contents">Systems text (logs, configs)</text:p>
          </table:table-cell>
          <table:table-cell table:style-name="Table1.A1" office:value-type="string">
            <text:p text:style-name="Table_20_Contents">10%</text:p>
          </table:table-cell>
          <table:table-cell table:style-name="Table1.A1" office:value-type="string">
            <text:p text:style-name="Table_20_Contents">State &amp; invariants</text:p>
          </table:table-cell>
        </table:table-row>
        <table:table-row>
          <table:table-cell table:style-name="Table1.A1" office:value-type="string">
            <text:p text:style-name="Table_20_Contents">Mathematical prose</text:p>
          </table:table-cell>
          <table:table-cell table:style-name="Table1.A1" office:value-type="string">
            <text:p text:style-name="Table_20_Contents">10%</text:p>
          </table:table-cell>
          <table:table-cell table:style-name="Table1.A1" office:value-type="string">
            <text:p text:style-name="Table_20_Contents">Formal reasoning</text:p>
          </table:table-cell>
        </table:table-row>
      </table:table>
      <text:p text:style-name="Text_20_body">All of it remains <text:span text:style-name="Strong_20_Emphasis">raw text</text:span>.</text:p>
      <text:p text:style-name="Horizontal_20_Line"/>
      <text:h text:style-name="Heading_20_2" text:outline-level="2">3️⃣ Core Building Blocks</text:h>
      <text:h text:style-name="Heading_20_3" text:outline-level="3">Code Concepts (Abstract, Domain-Neutral)</text:h>
      <text:p text:style-name="P5"><text:span text:style-name="Source_20_Text">ALGORITHMS = [</text:span></text:p>
      <text:p text:style-name="P5"><text:span text:style-name="Source_20_Text"><text:s text:c="4"/>"rolling aggregation",</text:span></text:p>
      <text:p text:style-name="P5"><text:span text:style-name="Source_20_Text"><text:s text:c="4"/>"threshold evaluation",</text:span></text:p>
      <text:p text:style-name="P5"><text:span text:style-name="Source_20_Text"><text:s text:c="4"/>"state transition",</text:span></text:p>
      <text:p text:style-name="P5"><text:span text:style-name="Source_20_Text"><text:s text:c="4"/>"dependency resolution",</text:span></text:p>
      <text:p text:style-name="P5"><text:span text:style-name="Source_20_Text"><text:s text:c="4"/>"consistency validation",</text:span></text:p>
      <text:p text:style-name="P5"><text:span text:style-name="Source_20_Text"><text:s text:c="4"/>"window-based analysis",</text:span></text:p>
      <text:p text:style-name="P5"><text:span text:style-name="Source_20_Text"><text:s text:c="4"/>"hierarchical computation"</text:span></text:p>
      <text:p text:style-name="P5"><text:span text:style-name="Source_20_Text">]</text:span></text:p>
      <text:p text:style-name="P5"/>
      <text:p text:style-name="P5"><text:span text:style-name="Source_20_Text">DATA_STRUCTURES = [</text:span></text:p>
      <text:p text:style-name="P5"><text:span text:style-name="Source_20_Text"><text:s text:c="4"/>"lists",</text:span></text:p>
      <text:p text:style-name="P5"><text:span text:style-name="Source_20_Text"><text:s text:c="4"/>"dictionaries",</text:span></text:p>
      <text:p text:style-name="P5"><text:span text:style-name="Source_20_Text"><text:s text:c="4"/>"tables",</text:span></text:p>
      <text:p text:style-name="P5"><text:span text:style-name="Source_20_Text"><text:s text:c="4"/>"graphs",</text:span></text:p>
      <text:p text:style-name="P5"><text:span text:style-name="Source_20_Text"><text:s text:c="4"/>"time-indexed records",</text:span></text:p>
      <text:p text:style-name="P5"><text:span text:style-name="Source_20_Text"><text:s text:c="4"/>"key-value mappings"</text:span></text:p>
      <text:p text:style-name="P5"><text:span text:style-name="Source_20_Text">]</text:span></text:p>
      <text:p text:style-name="P5"/>
      <text:p text:style-name="P5"><text:span text:style-name="Source_20_Text">PROPERTIES = [</text:span></text:p>
      <text:p text:style-name="P5"><text:span text:style-name="Source_20_Text"><text:s text:c="4"/>"determinism",</text:span></text:p>
      <text:p text:style-name="P5"><text:span text:style-name="Source_20_Text"><text:s text:c="4"/>"idempotence",</text:span></text:p>
      <text:p text:style-name="P5"><text:span text:style-name="Source_20_Text"><text:s text:c="4"/>"monotonicity",</text:span></text:p>
      <text:p text:style-name="P5"><text:span text:style-name="Source_20_Text"><text:s text:c="4"/>"consistency",</text:span></text:p>
      <text:p text:style-name="P5"><text:span text:style-name="Source_20_Text"><text:s text:c="4"/>"boundedness",</text:span></text:p>
      <text:p text:style-name="P5"><text:span text:style-name="Source_20_Text"><text:s text:c="4"/>"completeness"</text:span></text:p>
      <text:p text:style-name="P5"><text:span text:style-name="Source_20_Text">]</text:span></text:p>
      <text:p text:style-name="P5"/>
      <text:p text:style-name="P5"><text:span text:style-name="Source_20_Text">CONTEXTS = [</text:span></text:p>
      <text:p text:style-name="P5"><text:span text:style-name="Source_20_Text"><text:s text:c="4"/>"data processing pipelines",</text:span></text:p>
      <text:p text:style-name="P5"><text:span text:style-name="Source_20_Text"><text:s text:c="4"/>"validation systems",</text:span></text:p>
      <text:p text:style-name="P5"><text:span text:style-name="Source_20_Text"><text:s text:c="4"/>"analytical workflows",</text:span></text:p>
      <text:p text:style-name="P5"><text:span text:style-name="Source_20_Text"><text:s text:c="4"/>"monitoring processes",</text:span></text:p>
      <text:p text:style-name="P5"><text:span text:style-name="Source_20_Text"><text:s text:c="4"/>"reporting mechanisms"</text:span></text:p>
      <text:p text:style-name="P6"><text:span text:style-name="Source_20_Text">]</text:span></text:p>
      <text:p text:style-name="Horizontal_20_Line"/>
      <text:h text:style-name="Heading_20_2" text:outline-level="2"><text:soft-page-break/>4️⃣ Python Code Document Generator</text:h>
      <text:h text:style-name="Heading_20_3" text:outline-level="3">Example output structure</text:h>
      <text:list xml:id="list7620894842139760878" text:style-name="L3">
        <text:list-item>
          <text:p text:style-name="P3">Short declarative intro</text:p>
        </text:list-item>
        <text:list-item>
          <text:p text:style-name="P3">Python function</text:p>
        </text:list-item>
        <text:list-item>
          <text:p text:style-name="P3">Inline comments</text:p>
        </text:list-item>
        <text:list-item>
          <text:p text:style-name="P3">No imperative teaching language</text:p>
        </text:list-item>
      </text:list>
      <text:p text:style-name="P5"><text:span text:style-name="Source_20_Text">import random</text:span></text:p>
      <text:p text:style-name="P5"/>
      <text:p text:style-name="P5"><text:span text:style-name="Source_20_Text">def generate_python_block():</text:span></text:p>
      <text:p text:style-name="P5"><text:span text:style-name="Source_20_Text"><text:s text:c="4"/>algo = random.choice(ALGORITHMS)</text:span></text:p>
      <text:p text:style-name="P5"><text:span text:style-name="Source_20_Text"><text:s text:c="4"/>prop = random.choice(PROPERTIES)</text:span></text:p>
      <text:p text:style-name="P5"><text:span text:style-name="Source_20_Text"><text:s text:c="4"/>context = random.choice(CONTEXTS)</text:span></text:p>
      <text:p text:style-name="P5"/>
      <text:p text:style-name="P5"><text:span text:style-name="Source_20_Text"><text:s text:c="4"/>return f"""</text:span></text:p>
      <text:p text:style-name="P5"><text:span text:style-name="Source_20_Text">In {context}, a common requirement involves {algo} while preserving {prop} across repeated executions.</text:span></text:p>
      <text:p text:style-name="P5"/>
      <text:p text:style-name="P5"><text:span text:style-name="Source_20_Text">```python</text:span></text:p>
      <text:p text:style-name="P5"><text:span text:style-name="Source_20_Text">def compute_metric(records, threshold):</text:span></text:p>
      <text:p text:style-name="P5"><text:span text:style-name="Source_20_Text"><text:s text:c="4"/>accumulated = 0</text:span></text:p>
      <text:p text:style-name="P5"><text:span text:style-name="Source_20_Text"><text:s text:c="4"/>count = 0</text:span></text:p>
      <text:p text:style-name="P5"/>
      <text:p text:style-name="P5"><text:span text:style-name="Source_20_Text"><text:s text:c="4"/>for record in records:</text:span></text:p>
      <text:p text:style-name="P5"><text:span text:style-name="Source_20_Text"><text:s text:c="8"/>value = record.get("value", 0)</text:span></text:p>
      <text:p text:style-name="P5"/>
      <text:p text:style-name="P5"><text:span text:style-name="Source_20_Text"><text:s text:c="8"/>if value &gt;= threshold:</text:span></text:p>
      <text:p text:style-name="P5"><text:span text:style-name="Source_20_Text"><text:s text:c="12"/>accumulated += value</text:span></text:p>
      <text:p text:style-name="P5"><text:span text:style-name="Source_20_Text"><text:s text:c="12"/>count += 1</text:span></text:p>
      <text:p text:style-name="P5"/>
      <text:p text:style-name="P5"><text:span text:style-name="Source_20_Text"><text:s text:c="4"/>if count == 0:</text:span></text:p>
      <text:p text:style-name="P5"><text:span text:style-name="Source_20_Text"><text:s text:c="8"/>return 0</text:span></text:p>
      <text:p text:style-name="P5"/>
      <text:p text:style-name="P6"><text:span text:style-name="Source_20_Text"><text:s text:c="4"/>return accumulated / count</text:span></text:p>
      <text:p text:style-name="Text_20_body">The function processes a collection of records and produces a bounded result that remains stable under equivalent inputs.<text:line-break/>""".strip()</text:p>
      <text:p text:style-name="P5"/>
      <text:p text:style-name="P5"><text:span text:style-name="Source_20_Text">---</text:span></text:p>
      <text:p text:style-name="P5"/>
      <text:p text:style-name="P5"><text:span text:style-name="Source_20_Text">## 5️⃣ SQL Reasoning Block Generator</text:span></text:p>
      <text:p text:style-name="P5"/>
      <text:p text:style-name="P5"><text:span text:style-name="Source_20_Text">```python</text:span></text:p>
      <text:p text:style-name="P5"><text:span text:style-name="Source_20_Text">def generate_sql_block():</text:span></text:p>
      <text:p text:style-name="P5"><text:span text:style-name="Source_20_Text"><text:s text:c="4"/>return """</text:span></text:p>
      <text:p text:style-name="P5"><text:span text:style-name="Source_20_Text">Structured data systems often rely on aggregation queries to ensure consistency across reporting periods.</text:span></text:p>
      <text:p text:style-name="P5"/>
      <text:p text:style-name="P5"><text:span text:style-name="Source_20_Text">```sql</text:span></text:p>
      <text:p text:style-name="P5"><text:span text:style-name="Source_20_Text">SELECT</text:span></text:p>
      <text:p text:style-name="P5"><text:span text:style-name="Source_20_Text"><text:s text:c="4"/>category,</text:span></text:p>
      <text:p text:style-name="P5"><text:soft-page-break/><text:span text:style-name="Source_20_Text"><text:s text:c="4"/>COUNT(*) AS record_count,</text:span></text:p>
      <text:p text:style-name="P5"><text:span text:style-name="Source_20_Text"><text:s text:c="4"/>AVG(measurement) AS average_value</text:span></text:p>
      <text:p text:style-name="P5"><text:span text:style-name="Source_20_Text">FROM observations</text:span></text:p>
      <text:p text:style-name="P5"><text:span text:style-name="Source_20_Text">WHERE measurement IS NOT NULL</text:span></text:p>
      <text:p text:style-name="P5"><text:span text:style-name="Source_20_Text">GROUP BY category</text:span></text:p>
      <text:p text:style-name="P6"><text:span text:style-name="Source_20_Text">HAVING COUNT(*) &gt; 10;</text:span></text:p>
      <text:p text:style-name="Text_20_body">This query enforces minimum data volume constraints while producing aggregated outputs suitable for downstream analysis.<text:line-break/>""".strip()</text:p>
      <text:p text:style-name="P5"/>
      <text:p text:style-name="P5"><text:span text:style-name="Source_20_Text">---</text:span></text:p>
      <text:p text:style-name="P5"/>
      <text:p text:style-name="P5"><text:span text:style-name="Source_20_Text">## 6️⃣ Pseudocode Reasoning Block Generator</text:span></text:p>
      <text:p text:style-name="P5"/>
      <text:p text:style-name="P5"><text:span text:style-name="Source_20_Text">```python</text:span></text:p>
      <text:p text:style-name="P5"><text:span text:style-name="Source_20_Text">def generate_pseudocode_block():</text:span></text:p>
      <text:p text:style-name="P5"><text:span text:style-name="Source_20_Text"><text:s text:c="4"/>return """</text:span></text:p>
      <text:p text:style-name="P5"><text:span text:style-name="Source_20_Text">Complex processes can be represented using abstract procedural descriptions that emphasise logical flow.</text:span></text:p>
      <text:p text:style-name="P6"/>
      <text:p text:style-name="Text_20_body">INITIALISE state as VALID<text:line-break/>FOR each element in sequence:<text:line-break/>IF element violates constraint:<text:line-break/>UPDATE state to INVALID<text:line-break/>EXIT loop<text:line-break/>RETURN state</text:p>
      <text:p text:style-name="P5"/>
      <text:p text:style-name="P5"><text:span text:style-name="Source_20_Text">Such representations support reasoning about correctness without dependence on a specific programming language.</text:span></text:p>
      <text:p text:style-name="P6"><text:span text:style-name="Source_20_Text">""".strip()</text:span></text:p>
      <text:p text:style-name="Horizontal_20_Line"/>
      <text:h text:style-name="Heading_20_2" text:outline-level="2">7️⃣ Mathematical / Logical Prose Generator</text:h>
      <text:p text:style-name="P5"><text:span text:style-name="Source_20_Text">def generate_math_block():</text:span></text:p>
      <text:p text:style-name="P5"><text:span text:style-name="Source_20_Text"><text:s text:c="4"/>return """</text:span></text:p>
      <text:p text:style-name="P5"><text:span text:style-name="Source_20_Text">Let a sequence of observations be defined over discrete time steps. A cumulative function is considered monotonic if its value never decreases as new observations are incorporated.</text:span></text:p>
      <text:p text:style-name="P5"/>
      <text:p text:style-name="P5"><text:span text:style-name="Source_20_Text">This property ensures that partial evaluations remain consistent with final outcomes, provided that all inputs satisfy predefined constraints.</text:span></text:p>
      <text:p text:style-name="P6"><text:span text:style-name="Source_20_Text">""".strip()</text:span></text:p>
      <text:p text:style-name="Horizontal_20_Line"/>
      <text:h text:style-name="Heading_20_2" text:outline-level="2">8️⃣ Unified Code-Reasoning Paragraph Generator</text:h>
      <text:p text:style-name="Text_20_body">Each call returns <text:span text:style-name="Strong_20_Emphasis">one CPT-safe document</text:span>.</text:p>
      <text:p text:style-name="P5"><text:soft-page-break/><text:span text:style-name="Source_20_Text">def generate_code_reasoning_doc():</text:span></text:p>
      <text:p text:style-name="P5"><text:span text:style-name="Source_20_Text"><text:s text:c="4"/>generators = [</text:span></text:p>
      <text:p text:style-name="P5"><text:span text:style-name="Source_20_Text"><text:s text:c="8"/>generate_python_block,</text:span></text:p>
      <text:p text:style-name="P5"><text:span text:style-name="Source_20_Text"><text:s text:c="8"/>generate_sql_block,</text:span></text:p>
      <text:p text:style-name="P5"><text:span text:style-name="Source_20_Text"><text:s text:c="8"/>generate_pseudocode_block,</text:span></text:p>
      <text:p text:style-name="P5"><text:span text:style-name="Source_20_Text"><text:s text:c="8"/>generate_math_block</text:span></text:p>
      <text:p text:style-name="P5"><text:span text:style-name="Source_20_Text"><text:s text:c="4"/>]</text:span></text:p>
      <text:p text:style-name="P6"><text:span text:style-name="Source_20_Text"><text:s text:c="4"/>return random.choice(generators)()</text:span></text:p>
      <text:p text:style-name="Horizontal_20_Line"/>
      <text:h text:style-name="Heading_20_2" text:outline-level="2">9️⃣ JSONL Dataset Writer (5–10M Tokens)</text:h>
      <text:p text:style-name="P5"><text:span text:style-name="Source_20_Text">import json</text:span></text:p>
      <text:p text:style-name="P5"><text:span text:style-name="Source_20_Text">from pathlib import Path</text:span></text:p>
      <text:p text:style-name="P5"/>
      <text:p text:style-name="P5"><text:span text:style-name="Source_20_Text">def generate_code_reasoning_dataset(</text:span></text:p>
      <text:p text:style-name="P5"><text:span text:style-name="Source_20_Text"><text:s text:c="4"/>output_path="code_reasoning_corpus.jsonl",</text:span></text:p>
      <text:p text:style-name="P5"><text:span text:style-name="Source_20_Text"><text:s text:c="4"/>target_docs=40000</text:span></text:p>
      <text:p text:style-name="P5"><text:span text:style-name="Source_20_Text">):</text:span></text:p>
      <text:p text:style-name="P5"><text:span text:style-name="Source_20_Text"><text:s text:c="4"/>output_path = Path(output_path)</text:span></text:p>
      <text:p text:style-name="P5"/>
      <text:p text:style-name="P5"><text:span text:style-name="Source_20_Text"><text:s text:c="4"/>with output_path.open("w", encoding="utf-8") as f:</text:span></text:p>
      <text:p text:style-name="P5"><text:span text:style-name="Source_20_Text"><text:s text:c="8"/>for _ in range(target_docs):</text:span></text:p>
      <text:p text:style-name="P5"><text:span text:style-name="Source_20_Text"><text:s text:c="12"/>f.write(json.dumps({</text:span></text:p>
      <text:p text:style-name="P5"><text:span text:style-name="Source_20_Text"><text:s text:c="16"/>"text": generate_code_reasoning_doc()</text:span></text:p>
      <text:p text:style-name="P5"><text:span text:style-name="Source_20_Text"><text:s text:c="12"/>}) + "\n")</text:span></text:p>
      <text:p text:style-name="P5"/>
      <text:p text:style-name="P6"><text:span text:style-name="Source_20_Text"><text:s text:c="4"/>print(f"Generated {target_docs} code-reasoning documents at {output_path}")</text:span></text:p>
      <text:h text:style-name="Heading_20_3" text:outline-level="3">Token estimate</text:h>
      <text:list xml:id="list7795665066280710713" text:style-name="L4">
        <text:list-item>
          <text:p text:style-name="P4">~180–250 tokens per document</text:p>
        </text:list-item>
        <text:list-item>
          <text:p text:style-name="P4">40,000 docs ≈ <text:span text:style-name="Strong_20_Emphasis">7–9M token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19T05:14:46.66</meta:creation-date>
    <meta:document-statistic meta:table-count="1" meta:image-count="0" meta:object-count="0" meta:page-count="5" meta:paragraph-count="157" meta:word-count="621" meta:character-count="4997"/>
    <dc:date>2026-01-19T05:15:18.25</dc:date>
    <meta:editing-duration>PT33S</meta:editing-duration>
    <meta:editing-cycles>1</meta:editing-cycles>
    <meta:generator>OpenOffice/4.1.15$Win32 OpenOffice.org_project/4115m2$Build-9813</meta:generator>
  </office:meta>
</office:document-meta>
</file>